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-color="#94bd5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18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text-align="center"/>
      <style:text-properties fo:font-size="14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5cm" svg:height="0.5cm" svg:x="2cm" svg:y="4.7cm">
          <text:p text:style-name="P3"/>
        </draw:circle>
        <draw:line draw:style-name="gr2" draw:text-style-name="P1" draw:layer="layout" svg:x1="2.5cm" svg:y1="4.9cm" svg:x2="5cm" svg:y2="4.9cm">
          <text:p text:style-name="P3"/>
        </draw:line>
        <draw:rect draw:style-name="gr3" draw:text-style-name="P1" draw:layer="layout" svg:width="3.5cm" svg:height="1cm" svg:x="5cm" svg:y="4.4cm">
          <text:p text:style-name="P2">ENZYME</text:p>
        </draw:rect>
        <draw:circle draw:style-name="gr1" draw:text-style-name="P1" draw:layer="layout" svg:width="0.5cm" svg:height="0.5cm" svg:x="11cm" svg:y="4.6cm">
          <text:p text:style-name="P3"/>
        </draw:circle>
        <draw:line draw:style-name="gr2" draw:text-style-name="P1" draw:layer="layout" svg:x1="8.5cm" svg:y1="4.9cm" svg:x2="11cm" svg:y2="4.9cm">
          <text:p text:style-name="P3"/>
        </draw:line>
        <draw:frame draw:style-name="gr4" draw:text-style-name="P3" draw:layer="layout" svg:width="3.5cm" svg:height="1.25cm" svg:x="0.9cm" svg:y="5.2cm">
          <draw:text-box>
            <text:p text:style-name="P3">substrate</text:p>
          </draw:text-box>
        </draw:frame>
        <draw:frame draw:style-name="gr4" draw:text-style-name="P3" draw:layer="layout" svg:width="2.8cm" svg:height="1.25cm" svg:x="9.9cm" svg:y="5.1cm">
          <draw:text-box>
            <text:p text:style-name="P3">product</text:p>
          </draw:text-box>
        </draw:frame>
        <draw:custom-shape draw:style-name="gr5" draw:text-style-name="P2" draw:layer="layout" svg:width="2.5cm" svg:height="1cm" svg:x="5.5cm" svg:y="1.5cm">
          <text:p text:style-name="P2">cof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.7cm" svg:y1="4.4cm" svg:x2="6.693cm" svg:y2="2.434cm">
          <text:p text:style-name="P3"/>
        </draw:line>
        <draw:frame draw:style-name="gr4" draw:text-style-name="P4" draw:layer="layout" svg:width="3.1cm" svg:height="1.25cm" svg:x="10.1cm" svg:y="5.7cm">
          <draw:text-box>
            <text:p text:style-name="P3"><text:span text:style-name="T1">metabolite</text:span></text:p>
          </draw:text-box>
        </draw:frame>
        <draw:frame draw:style-name="gr4" draw:text-style-name="P4" draw:layer="layout" svg:width="3.1cm" svg:height="1.25cm" svg:x="1.2cm" svg:y="5.9cm">
          <draw:text-box>
            <text:p text:style-name="P3"><text:span text:style-name="T1">metabolite</text:span></text:p>
          </draw:text-box>
        </draw:frame>
        <draw:frame draw:style-name="gr4" draw:text-style-name="P4" draw:layer="layout" svg:width="3.1cm" svg:height="1.25cm" draw:transform="rotate (0.5235987755982) translate (2.25cm 3.796cm)">
          <draw:text-box>
            <text:p text:style-name="P3"><text:span text:style-name="T1">may act as</text:span></text:p>
          </draw:text-box>
        </draw:frame>
        <draw:frame draw:style-name="gr4" draw:text-style-name="P4" draw:layer="layout" svg:width="3.1cm" svg:height="1.25cm" draw:transform="rotate (-0.436332312999687) translate (8.6cm 2.48cm)">
          <draw:text-box>
            <text:p text:style-name="P3"><text:span text:style-name="T1">influence</text:span></text:p>
          </draw:text-box>
        </draw:frame>
        <draw:path draw:style-name="gr7" draw:text-style-name="P1" draw:layer="layout" svg:width="3.229cm" svg:height="1.098cm" draw:transform="rotate (3.1415926535892) translate (6.681cm 4.087cm)" svg:viewBox="0 0 3230 1099" svg:d="m2 0c-129 2359 3227 184 3227 184 0 0-78 45-78 45">
          <text:p text:style-name="P3"/>
        </draw:path>
        <draw:path draw:style-name="gr7" draw:text-style-name="P1" draw:layer="layout" svg:width="3.494cm" svg:height="1.243cm" draw:transform="rotate (3.1415926535892) translate (10.186cm 4.259cm)" svg:viewBox="0 0 3495 1244" svg:d="m3492 0c139 2671-3492 208-3492 208 0 0 85 51 85 51">
          <text:p text:style-name="P3"/>
        </draw:path>
        <draw:line draw:style-name="gr1" draw:text-style-name="P1" draw:layer="layout" svg:x1="3.479cm" svg:y1="3.889cm" svg:x2="2.341cm" svg:y2="4.696cm">
          <text:p text:style-name="P3"/>
        </draw:line>
        <draw:line draw:style-name="gr1" draw:text-style-name="P1" draw:layer="layout" svg:x1="10.12cm" svg:y1="4.008cm" svg:x2="11.112cm" svg:y2="4.617cm">
          <text:p text:style-name="P3"/>
        </draw:line>
        <draw:circle draw:style-name="gr8" draw:text-style-name="P1" draw:id="id1" draw:layer="layout" svg:width="0.5cm" svg:height="0.5cm" svg:x="3.838cm" svg:y="7.238cm">
          <text:p text:style-name="P3"/>
        </draw:circle>
        <draw:circle draw:style-name="gr8" draw:text-style-name="P1" draw:id="id2" draw:layer="layout" svg:width="0.5cm" svg:height="0.5cm" svg:x="9.097cm" svg:y="7.302cm">
          <text:p text:style-name="P3"/>
        </draw:circle>
        <draw:frame draw:style-name="gr9" draw:text-style-name="P4" draw:layer="layout" svg:width="1.353cm" svg:height="0.768cm" svg:x="3.387cm" svg:y="7.669cm">
          <draw:text-box>
            <text:p text:style-name="P3"><text:span text:style-name="T1">ATP</text:span></text:p>
          </draw:text-box>
        </draw:frame>
        <draw:frame draw:style-name="gr9" draw:text-style-name="P4" draw:layer="layout" svg:width="1.642cm" svg:height="0.768cm" svg:x="8.711cm" svg:y="7.72cm">
          <draw:text-box>
            <text:p text:style-name="P3"><text:span text:style-name="T1">ADP</text:span></text:p>
          </draw:text-box>
        </draw:frame>
        <draw:connector draw:style-name="gr2" draw:text-style-name="P1" draw:layer="layout" draw:type="curve" draw:line-skew="0.142cm" svg:x1="4.088cm" svg:y1="7.238cm" svg:x2="6.204cm" svg:y2="5.516cm" draw:start-shape="id1" draw:start-glue-point="0">
          <text:p text:style-name="P3"/>
        </draw:connector>
        <draw:connector draw:style-name="gr2" draw:text-style-name="P1" draw:layer="layout" draw:type="curve" svg:x1="7.183cm" svg:y1="5.543cm" svg:x2="9.347cm" svg:y2="7.302cm" draw:end-shape="id2" draw:end-glue-point="0">
          <text:p text:style-name="P3"/>
        </draw:connector>
        <draw:circle draw:style-name="gr8" draw:text-style-name="P1" draw:layer="layout" svg:width="0.5cm" svg:height="0.5cm" svg:x="13.707cm" svg:y="7.066cm">
          <text:p text:style-name="P3"/>
        </draw:circle>
        <draw:g>
          <draw:frame draw:style-name="gr10" draw:text-style-name="P4" draw:layer="layout" svg:width="3.167cm" svg:height="0.725cm" svg:x="14.441cm" svg:y="6.271cm">
            <draw:text-box>
              <text:p text:style-name="P3"><text:span text:style-name="T1">.... metabolite</text:span></text:p>
            </draw:text-box>
          </draw:frame>
          <draw:custom-shape draw:style-name="gr11" draw:text-style-name="P1" draw:layer="layout" svg:width="0.94cm" svg:height="0.5cm" svg:x="13.501cm" svg:y="7.777cm">
            <text:p text:style-name="P3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text-style-name="P4" draw:layer="layout" svg:width="2.651cm" svg:height="0.725cm" svg:x="14.441cm" svg:y="7.677cm">
            <draw:text-box>
              <text:p text:style-name="P3"><text:span text:style-name="T1">.... activity</text:span></text:p>
            </draw:text-box>
          </draw:frame>
          <draw:ellipse draw:style-name="gr1" draw:text-style-name="P1" draw:layer="layout" svg:width="0.47cm" svg:height="0.5cm" svg:x="13.689cm" svg:y="6.377cm">
            <text:p text:style-name="P3"/>
          </draw:ellipse>
          <draw:rect draw:style-name="gr1" draw:text-style-name="P5" draw:layer="layout" svg:width="0.94cm" svg:height="0.5cm" svg:x="13.407cm" svg:y="5.577cm">
            <text:p text:style-name="P3"/>
          </draw:rect>
          <draw:frame draw:style-name="gr10" draw:text-style-name="P4" draw:layer="layout" svg:width="2.85cm" svg:height="0.725cm" svg:x="14.441cm" svg:y="5.471cm">
            <draw:text-box>
              <text:p text:style-name="P3"><text:span text:style-name="T1">.... enzyme</text:span></text:p>
            </draw:text-box>
          </draw:frame>
          <draw:frame draw:style-name="gr10" draw:text-style-name="P4" draw:layer="layout" svg:width="2.81cm" svg:height="0.725cm" svg:x="14.441cm" svg:y="6.971cm">
            <draw:text-box>
              <text:p text:style-name="P3"><text:span text:style-name="T1">.... energ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Michael Kalkusch</meta:initial-creator>
    <meta:creation-date>2006-08-18T12:19:40</meta:creation-date>
    <dc:creator>Michael Kalkusch</dc:creator>
    <dc:date>2006-09-20T11:34:07</dc:date>
    <meta:printed-by>Michael Kalkusch</meta:printed-by>
    <meta:print-date>2006-09-20T10:29:25</meta:print-date>
    <dc:language>de-AT</dc:language>
    <meta:editing-cycles>9</meta:editing-cycles>
    <meta:editing-duration>PT2H13M17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